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576in"/>
    </style:style>
    <style:style style:name="Table1.B" style:family="table-column">
      <style:table-column-properties style:column-width="5.5354in"/>
    </style:style>
    <style:style style:name="Table1.A1" style:family="table-cell">
      <style:table-cell-properties style:vertical-align="middle"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576in"/>
    </style:style>
    <style:style style:name="Table2.B" style:family="table-column">
      <style:table-column-properties style:column-width="5.5354in"/>
    </style:style>
    <style:style style:name="Table2.A1" style:family="table-cell">
      <style:table-cell-properties style:vertical-align="middle" style:border-line-width="0in 0.0014in 0.0007in" fo:padding="0.0194in" fo:border="0.05pt double #808080"/>
    </style:style>
    <style:style style:name="Table2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576in"/>
    </style:style>
    <style:style style:name="Table3.B" style:family="table-column">
      <style:table-column-properties style:column-width="5.5403in"/>
    </style:style>
    <style:style style:name="Table3.A1" style:family="table-cell">
      <style:table-cell-properties style:vertical-align="middle" style:border-line-width="0in 0.0014in 0.0007in" fo:padding="0.0194in" fo:border="0.05pt double #808080"/>
    </style:style>
    <style:style style:name="Table3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3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1576in"/>
    </style:style>
    <style:style style:name="Table4.B" style:family="table-column">
      <style:table-column-properties style:column-width="5.5354in"/>
    </style:style>
    <style:style style:name="Table4.A1" style:family="table-cell">
      <style:table-cell-properties style:vertical-align="middle" style:border-line-width="0in 0.0014in 0.0007in" fo:padding="0.0194in" fo:border="0.05pt double #808080"/>
    </style:style>
    <style:style style:name="Table4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4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1576in"/>
    </style:style>
    <style:style style:name="Table5.B" style:family="table-column">
      <style:table-column-properties style:column-width="5.5354in"/>
    </style:style>
    <style:style style:name="Table5.A1" style:family="table-cell">
      <style:table-cell-properties style:vertical-align="middle" style:border-line-width="0in 0.0014in 0.0007in" fo:padding="0.0194in" fo:border="0.05pt double #808080"/>
    </style:style>
    <style:style style:name="Table5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5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text-properties officeooo:rsid="001b6b7f" officeooo:paragraph-rsid="001b6b7f"/>
    </style:style>
    <style:style style:name="P2" style:family="paragraph" style:parent-style-name="Table_20_Contents">
      <style:text-properties officeooo:rsid="001cb940" officeooo:paragraph-rsid="001cb940"/>
    </style:style>
    <style:style style:name="T1" style:family="text">
      <style:text-properties officeooo:rsid="001a7607"/>
    </style:style>
    <style:style style:name="T2" style:family="text">
      <style:text-properties fo:font-weight="normal" officeooo:rsid="001a7607" style:font-weight-asian="normal" style:font-weight-complex="normal"/>
    </style:style>
    <style:style style:name="T3" style:family="text">
      <style:text-properties fo:font-weight="normal" officeooo:rsid="001b6b7f" style:font-weight-asian="normal" style:font-weight-complex="normal"/>
    </style:style>
    <style:style style:name="T4" style:family="text">
      <style:text-properties fo:font-weight="normal" officeooo:rsid="001cb940" style:font-weight-asian="normal" style:font-weight-complex="normal"/>
    </style:style>
    <style:style style:name="T5" style:family="text">
      <style:text-properties officeooo:rsid="001b6b7f"/>
    </style:style>
    <style:style style:name="T6" style:family="text">
      <style:text-properties officeooo:rsid="001cb9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text:span text:style-name="Strong_20_Emphasis">Test: </text:span><text:span text:style-name="Strong_20_Emphasis"><text:span text:style-name="T2">T</text:span></text:span>est 1</text:p>
          </table:table-cell>
          <table:covered-table-cell/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1.B2" office:value-type="string">
            <text:p text:style-name="Table_20_Contents">Het programma starten zonder dat het bestand aanwezig i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1.B2" office:value-type="string">
            <text:p text:style-name="Table_20_Contents">Het programma geeft een nette afhandeling van de error, geeft aan dat het bestand <text:s/><text:span text:style-name="T1">niet in die map aanwezig is.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1.B2" office:value-type="string">
            <text:p text:style-name="Table_20_Contents">Pas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1.B2" office:value-type="string">
            <text:p text:style-name="Table_20_Contents">Gegeven error bericht: "Het bestand kan niet gevonden worden. Zet een geldig fasta bestand in dezelfde map als waar u het programma vanuit draait en probeer het dan opnieuw."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Strong_20_Emphasis">Test: </text:span><text:span text:style-name="Strong_20_Emphasis"><text:span text:style-name="T2">Test</text:span></text:span> <text:span text:style-name="T1">2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2.B2" office:value-type="string">
            <text:p text:style-name="Table_20_Contents">Het programma <text:span text:style-name="T5">runnen zonder een aanwezig zoekwoord</text:span>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2.B2" office:value-type="string">
            <text:p text:style-name="P1">Het programma zegt dat het het zoekwoord niet is gevonden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2.B2" office:value-type="string">
            <text:p text:style-name="P1">Fail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2.B2" office:value-type="string">
            <text:p text:style-name="P1">Er is geen error bericht</text:p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Table_20_Contents"><text:span text:style-name="Strong_20_Emphasis">Test: </text:span><text:span text:style-name="Strong_20_Emphasis"><text:span text:style-name="T3">Test 3</text:span></text:span></text:p>
          </table:table-cell>
          <table:covered-table-cell/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3.B2" office:value-type="string">
            <text:p text:style-name="Table_20_Contents">Het programma starten <text:span text:style-name="T5">met een bestand waarbij 2 headers achter elkaar staan</text:span>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3.B2" office:value-type="string">
            <text:p text:style-name="Table_20_Contents">Het p<text:span text:style-name="T5">rogramma split de headers van de sequentie, hierbij is er een lege item in de lijst van de sequenties</text:span>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3.B2" office:value-type="string">
            <text:p text:style-name="P1">Fail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3.B2" office:value-type="string">
            <text:p text:style-name="P1">Er is geen error bericht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Table_20_Contents"><text:span text:style-name="Strong_20_Emphasis">Test: </text:span><text:span text:style-name="Strong_20_Emphasis"><text:span text:style-name="T3">Test 4</text:span></text:span></text:p>
          </table:table-cell>
          <table:covered-table-cell/>
        </table:table-row>
        <table:table-row>
          <table:table-cell table:style-name="Table4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4.B2" office:value-type="string">
            <text:p text:style-name="Table_20_Contents">Het programma <text:span text:style-name="T6">runnen</text:span> <text:span text:style-name="T5">waarbij het enzym niet knipt</text:span>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4.B2" office:value-type="string">
            <text:p text:style-name="P2">Er wordt niks geprint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4.B2" office:value-type="string">
            <text:p text:style-name="P2">Fail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4.B2" office:value-type="string">
            <text:p text:style-name="P2">Er is geen error bericht</text:p>
          </table:table-cell>
        </table:table-row>
      </table:table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Table_20_Contents"><text:span text:style-name="Strong_20_Emphasis">Test: </text:span><text:span text:style-name="Strong_20_Emphasis"><text:span text:style-name="T4">Test 5</text:span></text:span></text:p>
          </table:table-cell>
          <table:covered-table-cell/>
        </table:table-row>
        <table:table-row>
          <table:table-cell table:style-name="Table5.A2" office:value-type="string">
            <text:p text:style-name="Table_20_Contents"><text:span text:style-name="Strong_20_Emphasis"><text:span text:style-name="Emphasis">Omschrijving</text:span></text:span></text:p>
          </table:table-cell>
          <table:table-cell table:style-name="Table5.B2" office:value-type="string">
            <text:p text:style-name="Table_20_Contents">Het <text:span text:style-name="T6">bestand heeft geen headers</text:span></text:p>
          </table:table-cell>
        </table:table-row>
        <table:table-row>
          <table:table-cell table:style-name="Table5.A2" office:value-type="string">
            <text:p text:style-name="Table_20_Contents"><text:span text:style-name="Strong_20_Emphasis"><text:span text:style-name="Emphasis">Verwacht resultaat</text:span></text:span></text:p>
          </table:table-cell>
          <table:table-cell table:style-name="Table5.B2" office:value-type="string">
            <text:p text:style-name="P2">Er wordt nergens op gesplit, de volgende functies worden niet uitgevoerd</text:p>
          </table:table-cell>
        </table:table-row>
        <table:table-row>
          <table:table-cell table:style-name="Table5.A2" office:value-type="string">
            <text:p text:style-name="Table_20_Contents"><text:span text:style-name="Strong_20_Emphasis"><text:span text:style-name="Emphasis">Pass/fail</text:span></text:span></text:p>
          </table:table-cell>
          <table:table-cell table:style-name="Table5.B2" office:value-type="string">
            <text:p text:style-name="P2">Fail</text:p>
          </table:table-cell>
        </table:table-row>
        <table:table-row>
          <table:table-cell table:style-name="Table5.A2" office:value-type="string">
            <text:p text:style-name="Table_20_Contents"><text:span text:style-name="Strong_20_Emphasis"><text:span text:style-name="Emphasis">Opmerkingen</text:span></text:span></text:p>
          </table:table-cell>
          <table:table-cell table:style-name="Table5.B2" office:value-type="string">
            <text:p text:style-name="P2">Er is geen error berich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2:17:22.674176095</meta:creation-date>
    <dc:date>2017-11-18T12:41:32.783345624</dc:date>
    <meta:editing-duration>PT3M49S</meta:editing-duration>
    <meta:editing-cycles>1</meta:editing-cycles>
    <meta:document-statistic meta:table-count="5" meta:image-count="0" meta:object-count="0" meta:page-count="1" meta:paragraph-count="45" meta:word-count="200" meta:character-count="1227" meta:non-whitespace-character-count="1071"/>
    <meta:generator>LibreOffice/5.1.6.2$Linux_X86_64 LibreOffice_project/10m0$Build-2</meta:generator>
  </office:meta>
</office:document-meta>
</file>